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rel753-unidad4.blogspot.com.es/">http://rel753-unidad4.blogspot.com.es/</text:a></text:p>
      <text:p text:style-name="Standard"/>
      <text:p text:style-name="Standard"><text:a xlink:type="simple" xlink:href="http://html.rincondelvago.com/normas-del-cableado-estructurado.html">http://html.rincondelvago.com/normas-del-cableado-estructurado.html</text:a></text:p>
      <text:p text:style-name="Standard"/>
      <text:p text:style-name="Standard">Video cableado estructurado</text:p>
      <text:list xml:id="list1428735145" text:style-name="L1">
        <text:list-item>
          <text:p text:style-name="P1">Primera parte <text:a xlink:type="simple" xlink:href="http://www.youtube.com/watch?feature=player_embedded&amp;v=Z3UUA-JAB08">http://www.youtube.com/watch?feature=player_embedded&amp;v=Z3UUA-JAB08</text:a></text:p>
        </text:list-item>
        <text:list-item>
          <text:p text:style-name="P1">Segunda parte <text:a xlink:type="simple" xlink:href="http://www.youtube.com/watch?feature=player_embedded&amp;v=cKHQ5uM58Mc">http://www.youtube.com/watch?feature=player_embedded&amp;v=cKHQ5uM58Mc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9:23:53</meta:creation-date>
    <dc:date>2012-10-26T10:36:41</dc:date>
    <dc:creator>ivan </dc:creator>
    <meta:editing-duration>PT2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" meta:word-count="13" meta:character-count="294" meta:non-whitespace-character-count="288"/>
  </office:meta>
</office:document-meta>
</file>